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electronic pulse</text:p>
          </table:table-cell>
          <table:table-cell table:number-columns-repeated="5"/>
          <table:table-cell office:value-type="string" calcext:value-type="string">
            <text:p>electronic puls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getafix op2</text:p>
          </table:table-cell>
          <table:table-cell office:value-type="string" calcext:value-type="string">
            <text:p>jmoped</text:p>
          </table:table-cell>
          <table:table-cell office:value-type="string" calcext:value-type="string">
            <text:p>jmoped op2</text:p>
          </table:table-cell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AVERAGE([.B4:.B5])" office:value-type="float" office:value="10.411" calcext:value-type="float">
            <text:p>10.411</text:p>
          </table:table-cell>
          <table:table-cell table:formula="of:=AVERAGE([.B10:.B11])" office:value-type="float" office:value="2.7805" calcext:value-type="float">
            <text:p>2.7805</text:p>
          </table:table-cell>
          <table:table-cell table:formula="of:=AVERAGE([.C4:.C5])" office:value-type="float" office:value="1.7" calcext:value-type="float">
            <text:p>1.7</text:p>
          </table:table-cell>
          <table:table-cell table:formula="of:=AVERAGE([.C10:.C11])" office:value-type="float" office:value="0.305" calcext:value-type="float">
            <text:p>0.3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561" calcext:value-type="float">
            <text:p>10.561</text:p>
          </table:table-cell>
          <table:table-cell office:value-type="float" office:value="1.82" calcext:value-type="float">
            <text:p>1.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.261" calcext:value-type="float">
            <text:p>10.261</text:p>
          </table:table-cell>
          <table:table-cell office:value-type="float" office:value="1.58" calcext:value-type="float">
            <text:p>1.58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14" calcext:value-type="float">
            <text:p>2.914</text:p>
          </table:table-cell>
          <table:table-cell office:value-type="float" office:value="0.32" calcext:value-type="float">
            <text:p>0.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.647" calcext:value-type="float">
            <text:p>2.647</text:p>
          </table:table-cell>
          <table:table-cell office:value-type="float" office:value="0.29" calcext:value-type="float">
            <text:p>0.29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m query</text:p>
          </table:table-cell>
          <table:table-cell office:value-type="string" calcext:value-type="string">
            <text:p>three inputs need rethink</text:p>
          </table:table-cell>
          <table:table-cell table:number-columns-repeated="4"/>
          <table:table-cell office:value-type="string" calcext:value-type="string">
            <text:p>sum qu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getafix op2</text:p>
          </table:table-cell>
          <table:table-cell office:value-type="string" calcext:value-type="string">
            <text:p>jmoped</text:p>
          </table:table-cell>
          <table:table-cell office:value-type="string" calcext:value-type="string">
            <text:p>jmoped op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4.924" calcext:value-type="float">
            <text:p>224.924</text:p>
          </table:table-cell>
          <table:table-cell office:value-type="float" office:value="21.31" calcext:value-type="float">
            <text:p>21.3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AVERAGE([.B15:.B16])" office:value-type="float" office:value="225.3995" calcext:value-type="float">
            <text:p>225.3995</text:p>
          </table:table-cell>
          <table:table-cell table:formula="of:=AVERAGE([.B21:.B22])" office:value-type="float" office:value="33.488" calcext:value-type="float">
            <text:p>33.488</text:p>
          </table:table-cell>
          <table:table-cell table:formula="of:=AVERAGE([.C15:.C16])" office:value-type="float" office:value="21.115" calcext:value-type="float">
            <text:p>21.115</text:p>
          </table:table-cell>
          <table:table-cell table:formula="of:=AVERAGE([.C21:.C22])" office:value-type="float" office:value="2.595" calcext:value-type="float">
            <text:p>2.595</text:p>
          </table:table-cell>
        </table:table-row>
        <table:table-row table:style-name="ro1">
          <table:table-cell/>
          <table:table-cell office:value-type="float" office:value="225.875" calcext:value-type="float">
            <text:p>225.875</text:p>
          </table:table-cell>
          <table:table-cell office:value-type="float" office:value="20.92" calcext:value-type="float">
            <text:p>20.92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for getafi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.262" calcext:value-type="float">
            <text:p>34.262</text:p>
          </table:table-cell>
          <table:table-cell office:value-type="float" office:value="2.49" calcext:value-type="float">
            <text:p>2.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.714" calcext:value-type="float">
            <text:p>32.714</text:p>
          </table:table-cell>
          <table:table-cell office:value-type="float" office:value="2.7" calcext:value-type="float">
            <text:p>2.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000／00／00</text:date>, <text:time style:data-style-name="N2" text:time-value="10:31:17.2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16T10:31:32.513000000</dc:date>
    <meta:editing-duration>PT15H16M20S</meta:editing-duration>
    <meta:editing-cycles>107</meta:editing-cycles>
    <meta:generator>LibreOffice/4.2.5.2$Windows_x86 LibreOffice_project/61cb170a04bb1f12e77c884eab9192be736ec5f5</meta:generator>
    <meta:document-statistic meta:table-count="1" meta:cell-count="60" meta:object-count="0"/>
  </office:meta>
</office:document-meta>
</file>